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3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328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order="0.002cm solid #000000"/>
    </style:style>
    <style:style style:name="ce14" style:family="table-cell" style:parent-style-name="Default" style:data-style-name="N163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02cm solid #000000"/>
      <style:text-properties fo:font-weight="bold"/>
    </style:style>
    <style:style style:name="gr1" style:family="graphic">
      <style:graphic-properties draw:marker-start="Стили_20_стрелок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false" fo:min-height="0.7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Стили_20_стрелок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Стили_20_стрелок_20_1" draw:marker-start-width="0.2cm" draw:marker-start-center="false" draw:fill="solid" draw:fill-color="#ffffc0" draw:auto-grow-height="false" fo:min-height="0.39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Стили_20_стрелок_20_1" draw:marker-start-width="0.2cm" draw:marker-start-center="false" draw:fill="solid" draw:fill-color="#ffffc0" draw:auto-grow-height="false" fo:min-height="0.94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Стили_20_стрелок_20_1" draw:marker-start-width="0.2cm" draw:marker-start-center="false" draw:fill="solid" draw:fill-color="#ffffc0" draw:auto-grow-height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Стили_20_стрелок_20_1" draw:marker-start-width="0.2cm" draw:marker-start-center="false" draw:fill="solid" draw:fill-color="#ffffc0" draw:auto-grow-height="false" fo:min-height="1.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2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Arial" fo:font-size="12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Default"/>
          <table:table-cell office:value-type="string" table:number-columns-spanned="15" table:number-rows-spanned="1">
            <text:p>Список действующих пакетных договоров сопровождения</text:p>
          </table:table-cell>
          <table:covered-table-cell table:number-columns-repeated="14"/>
        </table:table-row>
        <table:table-row table:style-name="ro2">
          <table:table-cell/>
          <table:table-cell table:style-name="ce5" office:value-type="string" table:number-columns-spanned="1" table:number-rows-spanned="2">
            <text:p>Организация</text:p>
          </table:table-cell>
          <table:table-cell table:style-name="ce5" office:value-type="string" table:number-columns-spanned="1" table:number-rows-spanned="2">
            <office:annotation draw:style-name="gr1" draw:text-style-name="P2" svg:width="2.894cm" svg:height="0.596cm" svg:x="10.588cm" svg:y="0.001cm" draw:caption-point-x="-10.588cm" draw:caption-point-y="-0.001cm">
              <dc:date>2010-04-15T00:00:00</dc:date>
              <text:p text:style-name="P1"><text:span text:style-name="T1">Номер/Тема</text:span></text:p>
            </office:annotation>
            <text:p>Договор</text:p>
          </table:table-cell>
          <table:table-cell table:style-name="ce5" office:value-type="string" table:number-columns-spanned="1" table:number-rows-spanned="2">
            <office:annotation draw:style-name="gr1" draw:text-style-name="P2" svg:width="2.894cm" svg:height="0.991cm" svg:x="12.846cm" svg:y="0.001cm" draw:caption-point-x="-12.846cm" draw:caption-point-y="-0.001cm">
              <dc:date>2010-04-15T00:00:00</dc:date>
              <text:p text:style-name="P1"><text:span text:style-name="T1">Дата начала договора</text:span></text:p>
            </office:annotation>
            <text:p>Дата</text:p>
          </table:table-cell>
          <table:table-cell table:style-name="ce5" office:value-type="string" table:number-columns-spanned="1" table:number-rows-spanned="2">
            <office:annotation draw:style-name="gr2" draw:text-style-name="P2" svg:width="3.752cm" svg:height="0.989cm" svg:x="15.104cm" svg:y="0.001cm" draw:caption-point-x="-15.104cm" draw:caption-point-y="-0.001cm">
              <dc:date>2010-04-16T00:00:00</dc:date>
              <text:p text:style-name="P1"><text:span text:style-name="T1">Параметр </text:span><text:span text:style-name="T2">«Абон_Часы»</text:span></text:p>
            </office:annotation>
            <text:p>Часы <text:s/>по договору</text:p>
          </table:table-cell>
          <table:table-cell table:style-name="ce5" office:value-type="string" table:number-columns-spanned="1" table:number-rows-spanned="2">
            <office:annotation draw:style-name="gr1" draw:text-style-name="P2" svg:width="2.894cm" svg:height="0.991cm" svg:x="17.591cm" svg:y="0.001cm" draw:caption-point-x="-17.591cm" draw:caption-point-y="-0.001cm">
              <dc:date>2010-04-15T00:00:00</dc:date>
              <text:p text:style-name="P1"><text:span text:style-name="T1">Справочная информация.</text:span></text:p>
            </office:annotation>
            <text:p>Отработано часов</text:p>
          </table:table-cell>
          <table:table-cell table:style-name="ce5" office:value-type="string" table:number-columns-spanned="1" table:number-rows-spanned="2">
            <text:p>Часов к оплате</text:p>
          </table:table-cell>
          <table:table-cell table:style-name="ce5" office:value-type="string" table:number-columns-spanned="1" table:number-rows-spanned="2">
            <office:annotation draw:style-name="gr3" draw:text-style-name="P2" svg:width="2.894cm" svg:height="0.596cm" svg:x="22.107cm" svg:y="0.001cm" draw:caption-point-x="-22.107cm" draw:caption-point-y="-0.001cm">
              <dc:date>2010-04-15T00:00:00</dc:date>
              <text:p text:style-name="P1"><text:span text:style-name="T1">поле4 - поле6</text:span></text:p>
            </office:annotation>
            <text:p>Остаток по договору</text:p>
          </table:table-cell>
          <table:table-cell table:style-name="ce5" office:value-type="string" table:number-columns-spanned="2" table:number-rows-spanned="1">
            <text:p>Квартал 1</text:p>
          </table:table-cell>
          <table:covered-table-cell table:style-name="ce6"/>
          <table:table-cell table:style-name="ce5" office:value-type="string" table:number-columns-spanned="2" table:number-rows-spanned="1">
            <text:p>Квартал 2</text:p>
          </table:table-cell>
          <table:covered-table-cell/>
          <table:table-cell table:style-name="ce5" office:value-type="string" table:number-columns-spanned="2" table:number-rows-spanned="1">
            <text:p>Квартал 3</text:p>
          </table:table-cell>
          <table:covered-table-cell/>
          <table:table-cell table:style-name="ce5" office:value-type="string" table:number-columns-spanned="2" table:number-rows-spanned="1">
            <text:p>Квартал 4</text:p>
          </table:table-cell>
          <table:covered-table-cell/>
        </table:table-row>
        <table:table-row table:style-name="ro3">
          <table:table-cell/>
          <table:covered-table-cell table:style-name="ce6"/>
          <table:covered-table-cell table:number-columns-repeated="6" table:style-name="ce11"/>
          <table:table-cell table:style-name="ce6" office:value-type="string">
            <office:annotation draw:style-name="gr4" draw:text-style-name="P3" svg:width="2.972cm" svg:height="0.744cm" svg:x="24.365cm" svg:y="0.267cm" draw:caption-point-x="-24.365cm" draw:caption-point-y="-0.267cm">
              <dc:date>2010-04-16T00:00:00</dc:date>
              <text:p text:style-name="P1"><text:span text:style-name="T2">[Поле4] / 4</text:span></text:p>
            </office:annotation>
            <text:p>План</text:p>
          </table:table-cell>
          <table:table-cell table:style-name="ce6" office:value-type="string">
            <office:annotation draw:style-name="gr4" draw:text-style-name="P3" svg:width="8.646cm" svg:height="1.09cm" svg:x="27.599cm" svg:y="0.267cm" draw:caption-point-x="-27.599cm" draw:caption-point-y="-0.267cm">
              <dc:date>2010-04-16T00:00:00</dc:date>
              <text:p text:style-name="P1"><text:span text:style-name="T2">Максимум из [поле8] и [Часы за 1ый кв-л]</text:span></text:p>
            </office:annotation>
            <text:p>К выставлению</text:p>
          </table:table-cell>
          <table:table-cell table:style-name="ce6" office:value-type="string">
            <office:annotation draw:style-name="gr5" draw:text-style-name="P3" svg:width="5.798cm" svg:height="1.618cm" svg:x="28.959cm" svg:y="0.001cm" draw:caption-point-x="-28.959cm" draw:caption-point-y="-0.001cm">
              <dc:date>2010-04-16T00:00:00</dc:date>
              <text:p text:style-name="P1"><text:span text:style-name="T2">Если [Поле8*2] &lt; [Поле9] , </text:span></text:p>
              <text:p text:style-name="P1"><text:span text:style-name="T2">тогда <text:s/>0 , </text:span></text:p>
              <text:p text:style-name="P1"><text:span text:style-name="T2">иначе [Поле8*2] — [Поле9];</text:span></text:p>
            </office:annotation>
            <text:p>План</text:p>
          </table:table-cell>
          <table:table-cell table:style-name="ce6" office:value-type="string">
            <office:annotation draw:style-name="gr6" draw:text-style-name="P3" svg:width="7.752cm" svg:height="1.995cm" svg:x="32.082cm" svg:y="0.001cm" draw:caption-point-x="-32.082cm" draw:caption-point-y="-0.001cm">
              <dc:date>2010-04-16T00:00:00</dc:date>
              <text:p text:style-name="P1"><text:span text:style-name="T2">Если [Поле8*2] &lt; [Часы за 1-2 кв-л], то <text:s/>[Часы за 1-2 кв-л] — [Поле9], иначе [Поле8*2] - [Поле9] ;</text:span></text:p>
            </office:annotation>
            <text:p>К выставлению</text:p>
          </table:table-cell>
          <table:table-cell table:style-name="ce6" office:value-type="string">
            <office:annotation draw:style-name="gr7" draw:text-style-name="P2" svg:width="7.921cm" svg:height="1.675cm" svg:x="34.34cm" svg:y="0.001cm" draw:caption-point-x="-34.34cm" draw:caption-point-y="-0.001cm">
              <dc:date>2010-04-16T00:00:00</dc:date>
              <text:p text:style-name="P1"><text:span text:style-name="T2">Если [Поле8*3] &lt; [Поле11+Поле9], </text:span></text:p>
              <text:p text:style-name="P1"><text:span text:style-name="T2">тогда <text:s/>0 , </text:span></text:p>
              <text:p text:style-name="P1"><text:span text:style-name="T2">иначе [Поле8*3] — [Поле11+Поле9];</text:span></text:p>
            </office:annotation>
            <text:p>План</text:p>
          </table:table-cell>
          <table:table-cell table:style-name="ce6" office:value-type="string">
            <office:annotation draw:style-name="gr7" draw:text-style-name="P2" svg:width="9.096cm" svg:height="1.702cm" svg:x="37.545cm" svg:y="0.001cm" draw:caption-point-x="-37.545cm" draw:caption-point-y="-0.001cm">
              <dc:date>2010-04-16T00:00:00</dc:date>
              <text:p text:style-name="P1"><text:span text:style-name="T2">Если [Поле8*3] &lt; [Часы за 1-3 кв-л], </text:span></text:p>
              <text:p text:style-name="P1"><text:span text:style-name="T2">то <text:s/>[Часы за 1-3 кв-л] — [Поле11+Поле9], иначе [Поле8*3] - [Поле11+Поле9] ;</text:span></text:p>
            </office:annotation>
            <text:p>К выставлению</text:p>
          </table:table-cell>
          <table:table-cell table:style-name="ce6" office:value-type="string">
            <office:annotation draw:style-name="gr7" draw:text-style-name="P2" svg:width="9.376cm" svg:height="1.862cm" svg:x="39.803cm" svg:y="0.001cm" draw:caption-point-x="-39.803cm" draw:caption-point-y="-0.001cm">
              <dc:date>2010-04-16T00:00:00</dc:date>
              <text:p text:style-name="P1"><text:span text:style-name="T2">Если [Поле8*4] &lt; [Поле13+Поле11+Поле9], </text:span></text:p>
              <text:p text:style-name="P1"><text:span text:style-name="T2">тогда <text:s/>0 , </text:span></text:p>
              <text:p text:style-name="P1"><text:span text:style-name="T2">иначе [Поле8*4] — [Поле13+Поле11+Поле9];</text:span></text:p>
            </office:annotation>
            <text:p>План</text:p>
          </table:table-cell>
          <table:table-cell table:style-name="ce6" office:value-type="string">
            <office:annotation draw:style-name="gr7" draw:text-style-name="P2" svg:width="10.69cm" svg:height="1.729cm" svg:x="43.119cm" svg:y="0.001cm" draw:caption-point-x="-43.119cm" draw:caption-point-y="-0.001cm">
              <dc:date>2010-04-16T00:00:00</dc:date>
              <text:p text:style-name="P1"><text:span text:style-name="T2">Если [Поле8*4] &lt; [Часы за 1-4 кв-л],</text:span></text:p>
              <text:p text:style-name="P1"><text:span text:style-name="T2"><text:s/></text:span><text:span text:style-name="T2">то <text:s/>[Часы за 1-4 кв-л] — [Поле13+Поле11+Поле9],</text:span></text:p>
              <text:p text:style-name="P1"><text:span text:style-name="T2"><text:s/></text:span><text:span text:style-name="T2">иначе [Поле8*3] - [Поле13+Поле11+Поле9] ;</text:span></text:p>
            </office:annotation>
            <text:p>К выставлению</text:p>
          </table:table-cell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7" office:value-type="float" office:value="15">
            <text:p>15</text:p>
          </table:table-cell>
        </table:table-row>
        <table:table-row table:style-name="ro4">
          <table:table-cell table:style-name="ce2" office:value-type="string">
            <text:p>ОсновныеДанные Данные</text:p>
          </table:table-cell>
          <table:table-cell table:style-name="ce8" office:value-type="string">
            <text:p>^Данные.Организация^</text:p>
          </table:table-cell>
          <table:table-cell table:style-name="ce13" office:value-type="string">
            <text:p>^Данные.Договор^</text:p>
          </table:table-cell>
          <table:table-cell table:style-name="ce13" office:value-type="string">
            <text:p>^Данные.ДатаДог^</text:p>
          </table:table-cell>
          <table:table-cell table:style-name="ce14" office:value-type="string">
            <text:p>^Данные.Часы_дог^</text:p>
          </table:table-cell>
          <table:table-cell table:style-name="ce14" office:value-type="string">
            <text:p>^Данные.ОтрабЧасы^</text:p>
          </table:table-cell>
          <table:table-cell table:style-name="ce14" office:value-type="string">
            <text:p>^Данные.ЧасыКОплате^</text:p>
          </table:table-cell>
          <table:table-cell table:style-name="ce14" office:value-type="string">
            <text:p>^Данные.Остаток_дог^</text:p>
          </table:table-cell>
          <table:table-cell table:style-name="ce14" office:value-type="string">
            <text:p>^Данные.План_кв1^</text:p>
          </table:table-cell>
          <table:table-cell table:style-name="ce14" office:value-type="string">
            <text:p>^Данные.Выстав_кв1^</text:p>
          </table:table-cell>
          <table:table-cell table:style-name="ce14" office:value-type="string">
            <text:p>^Данные.План_кв2^</text:p>
          </table:table-cell>
          <table:table-cell table:style-name="ce14" office:value-type="string">
            <text:p>^Данные.Выстав_кв2^</text:p>
          </table:table-cell>
          <table:table-cell table:style-name="ce14" office:value-type="string">
            <text:p>^Данные.План_кв3^</text:p>
          </table:table-cell>
          <table:table-cell table:style-name="ce14" office:value-type="string">
            <text:p>^Данные.Выстав_кв3^</text:p>
          </table:table-cell>
          <table:table-cell table:style-name="ce14" office:value-type="string">
            <text:p>^Данные.План_кв4^</text:p>
          </table:table-cell>
          <table:table-cell table:style-name="ce14" office:value-type="string">
            <text:p>^Данные.Выстав_кв4^</text:p>
          </table:table-cell>
        </table:table-row>
        <table:table-row table:style-name="ro2">
          <table:table-cell table:style-name="ce3" office:value-type="string">
            <text:p>ОсновнойИтог</text:p>
          </table:table-cell>
          <table:table-cell table:style-name="ce9" office:value-type="string" table:number-columns-spanned="3" table:number-rows-spanned="1">
            <text:p>Итого договоров = ^Форма.КолДоговоров^</text:p>
          </table:table-cell>
          <table:covered-table-cell table:number-columns-repeated="2" table:style-name="Default"/>
          <table:table-cell table:style-name="ce15" table:formula="oooc:=SUM()" office:value-type="float" office:value="0">
            <text:p>0</text:p>
          </table:table-cell>
          <table:table-cell table:style-name="ce15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  <table:table-cell table:style-name="ce16"/>
          <table:table-cell table:style-name="ce16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  <table:table-cell table:style-name="ce16" table:formula="oooc:=SUM(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2P0"/>
    </number:currency-style>
    <number:number-style style:name="N16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16.04.2010</text:date>, <text:time>10:38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date>2010-04-16T10:38:16</dc:date>
    <meta:editing-cycles>12</meta:editing-cycles>
    <meta:editing-duration>PT2H8M49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64"/>
  </office:meta>
</office:document-meta>
</file>